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59b7" officeooo:paragraph-rsid="00085c6f"/>
    </style:style>
    <style:style style:name="P2" style:family="paragraph" style:parent-style-name="Standard">
      <style:text-properties officeooo:rsid="00085c6f" officeooo:paragraph-rsid="00085c6f"/>
    </style:style>
    <style:style style:name="P3" style:family="paragraph" style:parent-style-name="Text_20_body">
      <style:text-properties officeooo:rsid="00070a1d" officeooo:paragraph-rsid="00070a1d"/>
    </style:style>
    <style:style style:name="P4" style:family="paragraph" style:parent-style-name="Title">
      <style:text-properties officeooo:rsid="000a5705" officeooo:paragraph-rsid="000a5705"/>
    </style:style>
    <style:style style:name="T1" style:family="text">
      <style:text-properties officeooo:rsid="00085c6f"/>
    </style:style>
    <style:style style:name="T2" style:family="text">
      <style:text-properties officeooo:rsid="000a5705"/>
    </style:style>
    <style:style style:name="T3" style:family="text">
      <style:text-properties officeooo:rsid="000c35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xto escogido</text:p>
      <text:p text:style-name="P3"><text:span text:style-name="T2">Para l</text:span>a aplicación del tema de gestión de la memoria se diseñó un visor de fotografías, este visor busca las fotografías compatibles en determinada carpeta, luego las carga a memoria y las añade a una lista ordenadas por nombre, después, seleccionando cualquier elemento de la lista se muestra la foto en un panel al lado de la lista.</text:p>
      <text:p text:style-name="P1"><text:span text:style-name="T1">M</text:span>uchas aplicaciones de hoy en día utilizan gráficos de alta calidad y procesan altas cantidades de fotogramas por segundo, para conseguir estos resultados es necesario el uso de una memoria de rápido acceso. Sin embargo, el tamaño de las fotografías es un problema, <text:span text:style-name="T1">ya que el programa, normalmente, no tendrá a su disposición todo el espacio de la memoria principal y estos archivos pueden ser bastante grandes, por lo tanto, es necesario el uso de la memoria virtual para procesar todos los archivos necesarios.</text:span></text:p>
      <text:p text:style-name="P1"/>
      <text:p text:style-name="P2">Un ejemplo cotidiano del uso del concepto en cuestión, es la edición de archivos de vídeo, la persona requiere de agregar a una película algunos efectos especiales, entonces <text:span text:style-name="T3">el programa desginado </text:span>debe cargar todas las imágenes a la memoria, luego renderizar el contenido para generar una vista previa. <text:span text:style-name="T2">Cuando se renderiza mucho contenido es cuando se necesita el concepto de memoria vir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0:17:29.311523522</meta:creation-date>
    <dc:date>2018-03-19T21:06:08.169005644</dc:date>
    <meta:editing-duration>PT3M34S</meta:editing-duration>
    <meta:editing-cycles>1</meta:editing-cycles>
    <meta:document-statistic meta:table-count="0" meta:image-count="0" meta:object-count="0" meta:page-count="1" meta:paragraph-count="4" meta:word-count="206" meta:character-count="1254" meta:non-whitespace-character-count="1052"/>
    <meta:generator>LibreOffice/6.0.1.1$Linux_X86_64 LibreOffice_project/60bfb1526849283ce2491346ed2aa51c465abfe6</meta:generator>
  </office:meta>
</office:document-meta>
</file>